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 style:list-style-name="L2"/>
    <style:style style:name="P3" style:family="paragraph" style:parent-style-name="Standard" style:list-style-name="L1">
      <style:paragraph-properties fo:margin-top="0in" fo:margin-bottom="0in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style-asian="italic" style:font-style-complex="italic"/>
    </style:style>
    <style:style style:name="T4" style:family="text">
      <style:text-properties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Question 1: </text:h>
      <text:p text:style-name="Standard">Discuss some aspects of how spatial data analysis is different from non-spatial data analysis. <text:s/>Please briefly cover the main types of (quantitative) spatial data analysis. <text:s/>Also mention why spatial autocorrelation is important in analyzing geographic data.</text:p>
      <text:p text:style-name="Standard"/>
      <text:list xml:id="list607759789" text:style-name="L1">
        <text:list-item>
          <text:p text:style-name="P3">Dimensionality X,Y,Z,M,T</text:p>
        </text:list-item>
        <text:list-item>
          <text:p text:style-name="P3">Differences (Spatial Data Quality book?)</text:p>
          <text:list>
            <text:list-item>
              <text:p text:style-name="P3">Location Matters? is the same location or is known to have no influence on results</text:p>
            </text:list-item>
            <text:list-item>
              <text:p text:style-name="P3">non-spatial is the same as attribute data of a spatial data set</text:p>
            </text:list-item>
            <text:list-item>
              <text:p text:style-name="P3">measures of independence/relatedness of sampling design* see spatial autocorrelation</text:p>
            </text:list-item>
            <text:list-item>
              <text:p text:style-name="P3">Spatial Relationships/Operators</text:p>
            </text:list-item>
            <text:list-item>
              <text:p text:style-name="P3">Added dimensionality </text:p>
            </text:list-item>
          </text:list>
        </text:list-item>
        <text:list-item>
          <text:p text:style-name="P3">Description of Types: (GIS books)</text:p>
          <text:list>
            <text:list-item>
              <text:p text:style-name="P3">Point Pattern (GPS Telemetry, Species sitings, random point sampling of discrete phenomenon)</text:p>
            </text:list-item>
            <text:list-item>
              <text:p text:style-name="P3">Lattice</text:p>
            </text:list-item>
            <text:list-item>
              <text:p text:style-name="P3">Geostatistics</text:p>
            </text:list-item>
            <text:list-item>
              <text:p text:style-name="P3">Raster</text:p>
            </text:list-item>
            <text:list-item>
              <text:p text:style-name="P3">Lidar (Point Cloud)</text:p>
            </text:list-item>
            <text:list-item>
              <text:p text:style-name="P3">Network &amp; Line (Linear Referencing)</text:p>
            </text:list-item>
            <text:list-item>
              <text:p text:style-name="P3">Any of them can be more complicated by adding an additional time dimension (Goodchild?)</text:p>
            </text:list-item>
          </text:list>
        </text:list-item>
        <text:list-item>
          <text:p text:style-name="P3">Spatial Autocorrelation</text:p>
          <text:list>
            <text:list-item>
              <text:p text:style-name="P3">Tobler(Tobler 2004)</text:p>
            </text:list-item>
            <text:list-item>
              <text:p text:style-name="P3">How much influence do nearby values have on the sample at your current point. At what distance does the influence or relatedness(non-randomness) become negligible.</text:p>
            </text:list-item>
            <text:list-item>
              <text:p text:style-name="P3">It's fine to have spatial autocorrelation, the important part is to know you have it and to account for it when planning sampling and when implementing statistical tests. (Bivand?)</text:p>
            </text:list-item>
          </text:list>
        </text:list-item>
      </text:list>
      <text:p text:style-name="Standard"/>
      <text:list xml:id="list2048563683" text:style-name="L2">
        <text:list-item>
          <text:p text:style-name="P2">Define, </text:p>
          <text:list>
            <text:list-item>
              <text:p text:style-name="P2">what is data</text:p>
            </text:list-item>
            <text:list-item>
              <text:p text:style-name="P2">what is spatial data (Morrison ch1 Elements of Spatial Data Quality</text:p>
            </text:list-item>
          </text:list>
        </text:list-item>
        <text:list-item>
          <text:p text:style-name="P2">Differences between data and spatial data</text:p>
        </text:list-item>
        <text:list-item>
          <text:p text:style-name="P2">Magic of Spatial Data</text:p>
          <text:list>
            <text:list-item>
              <text:p text:style-name="P2">Types of Spatial Data &amp; Analysis</text:p>
            </text:list-item>
            <text:list-item>
              <text:p text:style-name="P2">Spatial Relationships and Spatial Autocorrelation</text:p>
              <text:list>
                <text:list-item>
                  <text:p text:style-name="P2">Relationships – Geometric</text:p>
                </text:list-item>
                <text:list-item>
                  <text:p text:style-name="P2">Autocorrelation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><text:bookmark-start text:name="ZOTERO_BREF_hHtsav7mLmE2"/><text:bookmark-end text:name="ZOTERO_BREF_hHtsav7mLmE2"/></text:p>
      <text:p text:style-name="Standard"/>
      <text:h text:style-name="Heading_20_3" text:outline-level="3"><text:soft-page-break/>References: </text:h>
      <text:p text:style-name="Bibliography_20_1"><text:bookmark-start text:name="ZOTERO_BREF_QYldJoPBpiAo"/><text:span text:style-name="T4">Tobler, W. 2004. On the First Law of Geography: A Reply. </text:span><text:span text:style-name="T1">Annals of the Association of American Geographers</text:span><text:span text:style-name="T2"> 94 (2):304-310. http://onlinelibrary.wiley.com/doi/10.1111/j.1467-8306.2004.09402009.x/abstract (last accessed 18 October 2011).</text:span><text:bookmark-end text:name="ZOTERO_BREF_QYldJoPBpiAo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margin-top="0in" fo:margin-bottom="0.1665in" style:line-height-at-least="0.1665in" fo:text-indent="0in" style:auto-text-indent="false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date style:data-style-name="N37" text:date-value="2012-01-06T11:09:03" text:fixed="true">01/06/12</text:date><text:tab/><text:tab/>Alex Mande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 Mandel</meta:initial-creator>
    <meta:creation-date>2012-01-06T11:08:42</meta:creation-date>
    <dc:date>2012-01-06T18:49:17</dc:date>
    <dc:creator>Alex Mandel</dc:creator>
    <meta:editing-duration>PT4H59M26S</meta:editing-duration>
    <meta:editing-cycles>11</meta:editing-cycles>
    <meta:generator>LibreOffice/3.3$Unix LibreOffice_project/330m19$Build-401</meta:generator>
    <meta:document-statistic meta:table-count="0" meta:image-count="0" meta:object-count="0" meta:page-count="2" meta:paragraph-count="33" meta:word-count="282" meta:character-count="1866"/>
    <meta:user-defined meta:name="Info 1"/>
    <meta:user-defined meta:name="Info 2"/>
    <meta:user-defined meta:name="Info 3"/>
    <meta:user-defined meta:name="Info 4"/>
    <meta:user-defined meta:name="ZOTERO_BREF_QYldJoPBpiAo_1" meta:value-type="string">ZOTERO_BIBL {"custom":[]}</meta:user-defined>
    <meta:user-defined meta:name="ZOTERO_BREF_hHtsav7mLmE2_1" meta:value-type="string">ZOTERO_ITEM {"citationID":"25mkgnqbpe","citationItems":[{"uri":["http://zotero.org/users/198390/items/EKU3F45I"]}]}</meta:user-defined>
    <meta:user-defined meta:name="ZOTERO_PREF_1" meta:value-type="string">&lt;data data-version="3" zotero-version="2.1.10"&gt;&lt;session id="6grmQOlR"/&gt;&lt;style id="http://www.zotero.org/styles/annals-of-the-association-of-american-geographers" hasBibliography="1" bibliographyStyleHasBeenSet="1"/&gt;&lt;prefs&gt;&lt;pref name="fieldType" value="Boo</meta:user-defined>
    <meta:user-defined meta:name="ZOTERO_PREF_2" meta:value-type="string">kmark"/&gt;&lt;pref name="noteType" value="0"/&gt;&lt;/prefs&gt;&lt;/data&gt;</meta:user-defined>
  </office:meta>
</office:document-meta>
</file>